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6.6931in" table:align="left"/>
    </style:style>
    <style:style style:name="Tabella1.A" style:family="table-column">
      <style:table-column-properties style:column-width="1.4222in"/>
    </style:style>
    <style:style style:name="Tabella1.B" style:family="table-column">
      <style:table-column-properties style:column-width="3.0264in"/>
    </style:style>
    <style:style style:name="Tabella1.C" style:family="table-column">
      <style:table-column-properties style:column-width="2.2444in"/>
    </style:style>
    <style:style style:name="Tabella1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officeooo:rsid="0005370c" officeooo:paragraph-rsid="0005370c"/>
    </style:style>
    <style:style style:name="P2" style:family="paragraph" style:parent-style-name="Preformatted_20_Text">
      <style:text-properties fo:font-weight="bold" officeooo:rsid="0005370c" officeooo:paragraph-rsid="0005370c" style:font-weight-asian="bold" style:font-weight-complex="bold"/>
    </style:style>
    <style:style style:name="P3" style:family="paragraph" style:parent-style-name="Preformatted_20_Text">
      <style:text-properties fo:font-weight="normal" officeooo:rsid="0005370c" officeooo:paragraph-rsid="0005370c" style:font-weight-asian="normal" style:font-weight-complex="normal"/>
    </style:style>
    <style:style style:name="P4" style:family="paragraph" style:parent-style-name="Preformatted_20_Text">
      <style:text-properties fo:font-style="normal" fo:font-weight="bold" officeooo:rsid="0005370c" officeooo:paragraph-rsid="0005370c" style:font-style-asian="normal" style:font-weight-asian="bold" style:font-style-complex="normal" style:font-weight-complex="bold"/>
    </style:style>
    <style:style style:name="P5" style:family="paragraph" style:parent-style-name="Preformatted_20_Text">
      <style:text-properties fo:font-style="normal" fo:font-weight="normal" officeooo:rsid="0005370c" officeooo:paragraph-rsid="0005370c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Un CSS grid-format è un sistema di posizionamento bidimensionale per elementi HTML che permette di disporre contenuti in righe e colonne all'interno di</text:p>
      <text:p text:style-name="Preformatted_20_Text">un contenitore chiamato grid container.</text:p>
      <text:p text:style-name="Preformatted_20_Text"/>
      <text:p text:style-name="P1">Il contenitore:</text:p>
      <text:p text:style-name="P1"/>
      <text:p text:style-name="P2">display: grid;</text:p>
      <text:p text:style-name="P2"/>
      <text:p text:style-name="P3">.container </text:p>
      <text:p text:style-name="P3">{</text:p>
      <text:p text:style-name="P3"><text:tab/>display:grid;</text:p>
      <text:p text:style-name="P3">}</text:p>
      <text:p text:style-name="P3"/>
      <text:p text:style-name="P3">apponendo display:grid ad un elemento questo diventa un grid container, e I suoi figli diretti sono grid items. </text:p>
      <text:p text:style-name="P3"/>
      <text:p text:style-name="P2">COMPONENTI PRINCIPALI:</text:p>
      <text:p text:style-name="P2"/>
      <text:p text:style-name="P2">grid container: <text:span text:style-name="T1">L’elemento con display:grid</text:span></text:p>
      <text:p text:style-name="P2">grid items:<text:span text:style-name="T1"> I figli diretti del container</text:span></text:p>
      <text:p text:style-name="P2">colonne e righe: <text:span text:style-name="T1"><text:s/>definite con </text:span><text:span text:style-name="T2">grid-template-columns </text:span><text:span text:style-name="T3">E </text:span><text:span text:style-name="T2">grid-template-rows.</text:span></text:p>
      <text:p text:style-name="P4">gap(gutter): <text:span text:style-name="T1">spazio tra le celle, con gap: 10px</text:span></text:p>
      <text:p text:style-name="P4"><text:span text:style-name="T1"/></text:p>
      <text:p text:style-name="P4">FUNZIONI UTILI</text:p>
      <text:p text:style-name="P5"/>
      <text:p text:style-name="P5">-repeat(n, val) → evita ripetizioni nel codice.</text:p>
      <text:p text:style-name="P5">- minmax(min, max) → imposta dimensioni flessibili.</text:p>
      <text:p text:style-name="P5">- auto → crea righe/colonne implicite in base al contenuto (grid-auto-rows)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Categoria</text:span></text:p>
            </table:table-cell>
            <table:table-cell table:style-name="Tabella1.A1" office:value-type="string">
              <text:p text:style-name="Table_20_Heading"><text:span text:style-name="Strong_20_Emphasis">CSS Grid</text:span></text:p>
            </table:table-cell>
            <table:table-cell table:style-name="Tabella1.A1" office:value-type="string">
              <text:p text:style-name="Table_20_Heading"><text:span text:style-name="Strong_20_Emphasis">Flexbox</text:span></text:p>
            </table:table-cell>
          </table:table-row>
        </table:table-header-rows>
        <table:table-row>
          <table:table-cell table:style-name="Tabella1.A1" office:value-type="string">
            <text:p text:style-name="Table_20_Contents"><text:span text:style-name="Strong_20_Emphasis">Display</text:span></text:p>
          </table:table-cell>
          <table:table-cell table:style-name="Tabella1.A1" office:value-type="string">
            <text:p text:style-name="Table_20_Contents"><text:span text:style-name="Source_20_Text">display: grid</text:span> / <text:span text:style-name="Source_20_Text">inline-grid</text:span></text:p>
          </table:table-cell>
          <table:table-cell table:style-name="Tabella1.A1" office:value-type="string">
            <text:p text:style-name="Table_20_Contents"><text:span text:style-name="Source_20_Text">display: flex</text:span> / <text:span text:style-name="Source_20_Text">inline-flex</text:span>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Tipo di layout</text:span></text:p>
          </table:table-cell>
          <table:table-cell table:style-name="Tabella1.A1" office:value-type="string">
            <text:p text:style-name="Table_20_Contents"><text:span text:style-name="Strong_20_Emphasis">Bidimensionale</text:span> (righe e colonne)</text:p>
          </table:table-cell>
          <table:table-cell table:style-name="Tabella1.A1" office:value-type="string">
            <text:p text:style-name="Table_20_Contents"><text:span text:style-name="Strong_20_Emphasis">Unidimensionale</text:span> (riga <text:span text:style-name="Strong_20_Emphasis">o</text:span> colonna)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Definizione struttura</text:span></text:p>
          </table:table-cell>
          <table:table-cell table:style-name="Tabella1.A1" office:value-type="string">
            <text:p text:style-name="Table_20_Contents"><text:span text:style-name="Source_20_Text">grid-template-rows</text:span>, <text:span text:style-name="Source_20_Text">grid-template-columns</text:span>, <text:span text:style-name="Source_20_Text">areas</text:span></text:p>
          </table:table-cell>
          <table:table-cell table:style-name="Tabella1.A1" office:value-type="string">
            <text:p text:style-name="Table_20_Contents"><text:span text:style-name="Source_20_Text">flex-direction</text:span>, <text:span text:style-name="Source_20_Text">flex-wrap</text:span>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Gap tra elementi</text:span></text:p>
          </table:table-cell>
          <table:table-cell table:style-name="Tabella1.A1" office:value-type="string">
            <text:p text:style-name="Table_20_Contents"><text:span text:style-name="Source_20_Text">gap</text:span>, <text:span text:style-name="Source_20_Text">row-gap</text:span>, <text:span text:style-name="Source_20_Text">column-gap</text:span></text:p>
          </table:table-cell>
          <table:table-cell table:style-name="Tabella1.A1" office:value-type="string">
            <text:p text:style-name="Table_20_Contents"><text:span text:style-name="Source_20_Text">gap</text:span> (supportato nei browser moderni)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Allineamento container</text:span></text:p>
          </table:table-cell>
          <table:table-cell table:style-name="Tabella1.A1" office:value-type="string">
            <text:p text:style-name="Table_20_Contents"><text:span text:style-name="Source_20_Text">justify-content</text:span>, <text:span text:style-name="Source_20_Text">align-content</text:span>, <text:span text:style-name="Source_20_Text">place-content</text:span></text:p>
          </table:table-cell>
          <table:table-cell table:style-name="Tabella1.A1" office:value-type="string">
            <text:p text:style-name="Table_20_Contents"><text:span text:style-name="Source_20_Text">justify-content</text:span>, <text:span text:style-name="Source_20_Text">align-items</text:span>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Allineamento figli</text:span></text:p>
          </table:table-cell>
          <table:table-cell table:style-name="Tabella1.A1" office:value-type="string">
            <text:p text:style-name="Table_20_Contents"><text:span text:style-name="Source_20_Text">justify-items</text:span>, <text:span text:style-name="Source_20_Text">align-items</text:span>, <text:span text:style-name="Source_20_Text">place-items</text:span></text:p>
          </table:table-cell>
          <table:table-cell table:style-name="Tabella1.A1" office:value-type="string">
            <text:p text:style-name="Table_20_Contents"><text:span text:style-name="Source_20_Text">align-self</text:span>, <text:span text:style-name="Source_20_Text">justify-self</text:span> (limitato)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Posizionamento figli</text:span></text:p>
          </table:table-cell>
          <table:table-cell table:style-name="Tabella1.A1" office:value-type="string">
            <text:p text:style-name="Table_20_Contents"><text:span text:style-name="Source_20_Text">grid-row</text:span>, <text:span text:style-name="Source_20_Text">grid-column</text:span>, <text:span text:style-name="Source_20_Text">start/end</text:span></text:p>
          </table:table-cell>
          <table:table-cell table:style-name="Tabella1.A1" office:value-type="string">
            <text:p text:style-name="Table_20_Contents"><text:span text:style-name="Source_20_Text">order</text:span> (solo ordine logico, non posizioni fisiche)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Adattamento automatico</text:span></text:p>
          </table:table-cell>
          <table:table-cell table:style-name="Tabella1.A1" office:value-type="string">
            <text:p text:style-name="Table_20_Contents"><text:span text:style-name="Source_20_Text">grid-auto-rows</text:span>, <text:span text:style-name="Source_20_Text">grid-auto-columns</text:span>, <text:span text:style-name="Source_20_Text">auto-flow</text:span></text:p>
          </table:table-cell>
          <table:table-cell table:style-name="Tabella1.A1" office:value-type="string">
            <text:p text:style-name="Table_20_Contents"><text:span text:style-name="Source_20_Text">flex-wrap</text:span>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Unità flessibili</text:span></text:p>
          </table:table-cell>
          <table:table-cell table:style-name="Tabella1.A1" office:value-type="string">
            <text:p text:style-name="Table_20_Contents"><text:span text:style-name="Source_20_Text">fr</text:span> (unità frazionaria), <text:span text:style-name="Source_20_Text">minmax()</text:span>, <text:span text:style-name="Source_20_Text">repeat()</text:span></text:p>
          </table:table-cell>
          <table:table-cell table:style-name="Tabella1.A1" office:value-type="string">
            <text:p text:style-name="Table_20_Contents"><text:span text:style-name="Source_20_Text">flex-grow</text:span>, <text:span text:style-name="Source_20_Text">flex-shrink</text:span>, <text:span text:style-name="Source_20_Text">flex-basis</text:span>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Uso ideale</text:span></text:p>
          </table:table-cell>
          <table:table-cell table:style-name="Tabella1.A1" office:value-type="string">
            <text:p text:style-name="Table_20_Contents">Layout complessi (dashboard, sezioni di pagina)</text:p>
          </table:table-cell>
          <table:table-cell table:style-name="Tabella1.A1" office:value-type="string">
            <text:p text:style-name="Table_20_Contents">Layout lineari (nav bar, card, pulsanti in fila)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Controllo visivo</text:span></text:p>
          </table:table-cell>
          <table:table-cell table:style-name="Tabella1.A1" office:value-type="string">
            <text:p text:style-name="Table_20_Contents">Maggiore precisione con aree nominate (<text:span text:style-name="Source_20_Text">grid-area</text:span>)</text:p>
          </table:table-cell>
          <table:table-cell table:style-name="Tabella1.A1" office:value-type="string">
            <text:p text:style-name="Table_20_Contents">Più semplice e rapido per strutture lineari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Supporto browser</text:span></text:p>
          </table:table-cell>
          <table:table-cell table:style-name="Tabella1.A1" office:value-type="string">
            <text:p text:style-name="Table_20_Contents">Ampio (da Chrome 57+, Firefox 52+, Safari 10.1+)</text:p>
          </table:table-cell>
          <table:table-cell table:style-name="Tabella1.A1" office:value-type="string">
            <text:p text:style-name="Table_20_Contents">Universale (da IE10+ in poi)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9T15:27:07.539878884</dc:date>
    <meta:editing-duration>PT18M54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2" meta:paragraph-count="57" meta:word-count="242" meta:character-count="1865" meta:non-whitespace-character-count="1676"/>
  </office:meta>
</office:document-meta>
</file>